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  <style:font-face style:name="NSimSun" svg:font-family="NSimSun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outline1">
      <style:graphic-properties fo:min-height="8.884cm"/>
    </style:style>
    <style:style style:name="pr4" style:family="presentation" style:parent-style-name="Default-title">
      <style:graphic-properties fo:min-height="5.138cm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margin-top="0.5cm" fo:margin-bottom="0cm"/>
    </style:style>
    <style:style style:name="P5" style:family="paragraph">
      <style:paragraph-properties fo:margin-top="0.5cm" fo:margin-bottom="0cm" style:writing-mode="lr-tb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loext:graphic-properties draw:fill-color="#ffffff"/>
    </style:style>
    <style:style style:name="P8" style:family="paragraph">
      <loext:graphic-properties draw:fill-color="#ffffff"/>
      <style:text-properties fo:font-size="20p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SimSun" style:font-size-asian="32pt" style:font-style-asian="normal" style:font-weight-asian="normal" style:font-name-complex="Noto Sans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71cm" svg:y="4.356cm" presentation:class="title" presentation:user-transformed="true">
          <draw:text-box>
            <text:p>magnon reading summary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arXiv:2103.14483</text:p>
          </draw:text-box>
        </draw:frame>
        <draw:frame presentation:style-name="pr3" draw:text-style-name="P1" draw:layer="layout" svg:width="25.199cm" svg:height="9.134cm" svg:x="1.4cm" svg:y="3.685cm" presentation:class="outline">
          <draw:text-box>
            <text:list text:style-name="L2">
              <text:list-item>
                <text:p>2021/03/26</text:p>
              </text:list-item>
              <text:list-item>
                <text:p>Magnon是有手征性的准粒子</text:p>
              </text:list-item>
              <text:list-item>
                <text:p>铁磁体（FM）中的magnon只有右手征性</text:p>
              </text:list-item>
              <text:list-item>
                <text:p>反铁磁体中(AFM)的magnon有左和右手征性，但其动力学过于复杂、磁激发为THz级宽带，所以目前很少研究</text:p>
              </text:list-item>
              <text:list-item>
                <text:p>亚铁磁具有FM和AFM的特性，在GHz频率范围存在手征现象</text:p>
              </text:list-item>
              <text:list-item>
                <text:p>Py/Gd/Py/Gd/Py/Pt多层亚铁磁结构中可以产生手征性的自旋pumping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2" draw:text-style-name="P3" draw:layer="layout" svg:width="19.664cm" svg:height="13.885cm" svg:x="3.831cm" svg:y="1.27cm">
          <draw:image xlink:href="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arXiv:2103.06870</text:p>
          </draw:text-box>
        </draw:frame>
        <draw:frame presentation:style-name="pr3" draw:text-style-name="P1" draw:layer="layout" svg:width="25.199cm" svg:height="9.134cm" svg:x="1.4cm" svg:y="3.685cm" presentation:class="outline">
          <draw:text-box>
            <text:list text:style-name="L2">
              <text:list-item>
                <text:p text:style-name="P4"><text:span text:style-name="T1">Nernst Effect: </text:span><text:span text:style-name="T1">是热电或热磁效应，指可以导电的材料放置在相互垂直的磁场和温度梯度场中时，会诱导产生与两个场都</text:span>垂直的电场。</text:p>
              </text:list-item>
              <text:list-item>
                <text:p text:style-name="P4">Magnon spin Nernst effect是反铁磁体中一个内禀效应。</text:p>
              </text:list-item>
              <text:list-item>
                <text:p text:style-name="P4">扩散过程对块体内的自旋转化为边界的自旋积累、自旋注入率十分重要（实验上的探测器）。</text:p>
              </text:list-item>
              <text:list-item>
                <text:p text:style-name="P4">FM中magnon只有一个自旋极化方向（由磁化方向决定），AFM中的magnon有up和down两个方向（如同电子）。可用于信息编码。</text:p>
              </text:list-item>
              <text:list-item>
                <text:p text:style-name="P4"><text:span text:style-name="T1">反铁磁中的自旋</text:span><text:span text:style-name="T1">Hall</text:span><text:span text:style-name="T1">效应对应是磁振子自旋</text:span><text:span text:style-name="T1">Nernst</text:span><text:span text:style-name="T1">效应</text:span><text:span text:style-name="T1">(SNE)</text:span></text:p>
              </text:list-item>
              <text:list-item>
                <text:p text:style-name="P4"><text:span text:style-name="T1">结论：以实际边界条件，得到了二维</text:span><text:span text:style-name="T1">AFM</text:span><text:span text:style-name="T1">绝缘中的</text:span><text:span text:style-name="T1">magnon SNE</text:span><text:span text:style-name="T1">的扩散理论公式。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arXiv:2102.13481 </text:p>
          </draw:text-box>
        </draw:frame>
        <draw:frame presentation:style-name="pr3" draw:text-style-name="P1" draw:layer="layout" svg:width="25.199cm" svg:height="9.134cm" svg:x="1.5cm" svg:y="3.685cm" presentation:class="outline" presentation:user-transformed="true">
          <draw:text-box>
            <text:list text:style-name="L2">
              <text:list-header>
                <text:p text:style-name="P5">用SHE可以控制magnon玻色爱因斯坦凝聚的形成与消失</text:p>
              </text:list-header>
              <text:list-item>
                <text:p text:style-name="P5">实验，材料：yttrium iron garnet(YIG)/Pt</text:p>
              </text:list-item>
              <text:list-item>
                <text:p text:style-name="P5">在Pt层输送电流来对材料进行加热(足够热)，然后进行快速冷却(足够快)，会导致材料中出现magnon gas的overpopulation,进而出现magnon的BEC。</text:p>
              </text:list-item>
              <text:list-item>
                <text:p text:style-name="P1">通过控制流的极化方向，可以调节BEC形成的阀值</text:p>
              </text:list-item>
              <text:list-item>
                <text:p text:style-name="P1">调节范围：-8% 和 +6%</text:p>
              </text:list-item>
              <text:list-item>
                <text:p text:style-name="P1">BEC的形成有两种方法：1. 降低真实粒子系统的温度 2. 通过注入玻色子来提高准粒子(玻色子)系统的化学势。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arXiv:2011.14314</text:p>
          </draw:text-box>
        </draw:frame>
        <draw:frame presentation:style-name="pr3" draw:text-style-name="P1" draw:layer="layout" svg:width="25.199cm" svg:height="5.924cm" svg:x="1.679cm" svg:y="2.849cm" presentation:class="outline" presentation:user-transformed="true">
          <draw:text-box>
            <text:list text:style-name="L2">
              <text:list-item>
                <text:p>理论，系统：AF/Pt</text:p>
              </text:list-item>
              <text:list-item>
                <text:p>实验上近期观测到范德瓦尔斯反铁磁材料CrCl3中的magnon-magnon耦合可以导致能级排斥和杂化[21-23]</text:p>
              </text:list-item>
              <text:list-item>
                <text:p>出发点：实现较的magnon-photon耦合</text:p>
              </text:list-item>
              <text:list-item>
                <text:p>有耗散的magnon-photon耦合可以导致有趣的现象，如非厄米物理[33-35]</text:p>
              </text:list-item>
              <text:list-item>
                <text:p text:style-name="P4">研究了：cross-sublattice spin pumping current, magnon-magnon level attraction effect</text:p>
              </text:list-item>
              <text:list-item>
                <text:p text:style-name="P4">对LLG方程线性化可得[14]</text:p>
              </text:list-item>
            </text:list>
          </draw:text-box>
        </draw:frame>
        <draw:frame draw:style-name="gr2" draw:text-style-name="P3" draw:layer="layout" svg:width="6.916cm" svg:height="1.393cm" svg:x="8.461cm" svg:y="9.302cm">
          <draw:image xlink:href="">
            <text:p/>
          </draw:image>
        </draw:frame>
        <draw:frame presentation:style-name="pr3" draw:text-style-name="P1" draw:layer="layout" svg:width="25.199cm" svg:height="2.825cm" svg:x="1.401cm" svg:y="11.081cm" presentation:class="outline" presentation:user-transformed="true">
          <draw:text-box>
            <text:list text:style-name="L2">
              <text:list-item>
                <text:p>结论：诱导出的直流的自旋pumping流包含了所有三个自旋方向的贡献</text:p>
              </text:list-item>
              <text:list-item>
                <text:p>有耗散的耦合和cross-sublattice spin pumping会产生一个垂直面内方向的</text:p>
                <text:p>自旋流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arXiv:2011.08885</text:p>
          </draw:text-box>
        </draw:frame>
        <draw:frame presentation:style-name="pr3" draw:text-style-name="P1" draw:layer="layout" svg:width="25.199cm" svg:height="10.32cm" svg:x="1.4cm" svg:y="3.685cm" presentation:class="outline" presentation:user-transformed="true">
          <draw:text-box>
            <text:list text:style-name="L2">
              <text:list-item>
                <text:p>实验</text:p>
              </text:list-item>
              <text:list-item>
                <text:p><text:span text:style-name="T1">体系：</text:span><text:span text:style-name="T1">AFI</text:span><text:span text:style-name="T1">材料</text:span><text:span text:style-name="T1">alpha-Cr2O3</text:span><text:span text:style-name="T1">与</text:span><text:span text:style-name="T1">Pt</text:span><text:span text:style-name="T1">的异质结，在低温下体系的</text:span>局域与非局域的SSE信号(由热激发的magnon)</text:p>
              </text:list-item>
              <text:list-item>
                <text:p>结论：随着温度上升，局域与非局域的SSE信号都减弱，分别在超过100K和20K时消失</text:p>
              </text:list-item>
              <text:list-item>
                <text:p text:style-name="P4"><text:span text:style-name="T1">估计的</text:span><text:span text:style-name="T1">Cr2O3</text:span><text:span text:style-name="T1">中的</text:span><text:span text:style-name="T1">magnon</text:span><text:span text:style-name="T1">迟豫长度在</text:span><text:span text:style-name="T1">3K</text:span><text:span text:style-name="T1">时为</text:span><text:span text:style-name="T1">500 nm</text:span></text:p>
              </text:list-item>
              <text:list-item>
                <text:p text:style-name="P4"><text:span text:style-name="T1">表明温度相关的</text:span><text:span text:style-name="T1">magnon</text:span><text:span text:style-name="T1">非弹性散射过程起重要作用（迟豫长度较短、温度依赖）</text:span></text:p>
              </text:list-item>
              <text:list-item>
                <text:p text:style-name="P4"><text:span text:style-name="T1">磁性绝缘体中激发</text:span><text:span text:style-name="T1">magnon</text:span><text:span text:style-name="T1">的方法：</text:span><text:span text:style-name="T1">1.</text:span><text:span text:style-name="T1">使用微波频段的交流磁场</text:span><text:span text:style-name="T1">(</text:span><text:span text:style-name="T1">磁的方法</text:span><text:span text:style-name="T1">) 2. SSE(</text:span><text:span text:style-name="T1">热的方法</text:span><text:span text:style-name="T1">) <text:s/>3. </text:span><text:span text:style-name="T1">在与相邻的自旋</text:span><text:span text:style-name="T1">Hall</text:span><text:span text:style-name="T1">角较大的重金属</text:span><text:span text:style-name="T1">(</text:span><text:span text:style-name="T1">如</text:span><text:span text:style-name="T1">Pt)</text:span><text:span text:style-name="T1">中通</text:span><text:span text:style-name="T1">(</text:span><text:span text:style-name="T1">低频交流或直流</text:span><text:span text:style-name="T1">)</text:span><text:span text:style-name="T1">电流</text:span><text:span text:style-name="T1">(</text:span><text:span text:style-name="T1">电的方法</text:span><text:span text:style-name="T1">)</text:span></text:p>
              </text:list-item>
              <text:list-item>
                <text:p text:style-name="P4"><text:span text:style-name="T1">最初的</text:span><text:span text:style-name="T1">magnon</text:span><text:span text:style-name="T1">自旋流研究集中在</text:span><text:span text:style-name="T1">FM</text:span><text:span text:style-name="T1">中，最近集中于</text:span><text:span text:style-name="T1">AFM</text:span><text:span text:style-name="T1">中。观测到</text:span><text:span text:style-name="T1">magnon</text:span><text:span text:style-name="T1">自旋流的</text:span><text:span text:style-name="T1">AFI</text:span><text:span text:style-name="T1">材料：</text:span><text:span text:style-name="T1">NiO, CoO, alpha-Fe2O3, NmPS3, Cr2O3</text:span></text:p>
              </text:list-item>
              <text:list-item>
                <text:p text:style-name="P4"><text:span text:style-name="T1">AFI</text:span><text:span text:style-name="T1">可以实现</text:span><text:span text:style-name="T1">BEC</text:span><text:span text:style-name="T1">， </text:span><text:span text:style-name="T1">magnon spin</text:span><text:span text:style-name="T1">超流</text:span></text:p>
              </text:list-item>
              <text:list-item>
                <text:p text:style-name="P4"><text:span text:style-name="T1">新的领域：</text:span><text:span text:style-name="T1">antiferromagnetic magnonics, </text:span><text:span text:style-name="T1">反铁磁磁振子学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arXiv:2011.08885</text:p>
          </draw:text-box>
        </draw:frame>
        <draw:frame presentation:style-name="pr3" draw:text-style-name="P1" draw:layer="layout" svg:width="25.199cm" svg:height="9.134cm" svg:x="1.32cm" svg:y="3.565cm" presentation:class="outline" presentation:user-transformed="true">
          <draw:text-box>
            <text:list text:style-name="L2">
              <text:list-item>
                <text:p>单轴AFI中两套子格产生的magnon自旋流相互抵消，但可以用一些方法破除两个magnon模的简并从而产生自旋流，如加磁场、spin flop transition to FM state、界面处的反演对称破缺</text:p>
              </text:list-item>
              <text:list-item>
                <text:p>arXiv:2011.08589</text:p>
                <text:p>自旋Hall磁阻（SMR）测量</text:p>
                <text:p>magnon-调制的磁阻（MMR）测量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arXiv:2011.07800</text:p>
          </draw:text-box>
        </draw:frame>
        <draw:frame presentation:style-name="pr3" draw:text-style-name="P1" draw:layer="layout" svg:width="25.199cm" svg:height="9.134cm" svg:x="1.4cm" svg:y="3.685cm" presentation:class="outline">
          <draw:text-box>
            <text:list text:style-name="L2">
              <text:list-item>
                <text:p text:style-name="P1">实验</text:p>
              </text:list-item>
              <text:list-item>
                <text:p text:style-name="P1">体系：在10nm厚的YIG薄膜中实现非线性的调制效应</text:p>
              </text:list-item>
              <text:list-item>
                <text:p text:style-name="P1">磁性绝缘体中的magnon输运的电导率可以用HM门电压通过调节magnon密度来控制</text:p>
              </text:list-item>
              <text:list-item>
                <text:p text:style-name="P1">magnon可以存在于FM, AFM, 亚铁磁，甚至顺磁绝缘体中。</text:p>
              </text:list-item>
              <text:list-item>
                <text:p text:style-name="P1">亚铁磁材料yttrium iron garnet(YIG)，因为由于其低的Gilber阻尼和高的居里温度，是目前最好的magnon自旋学系统。</text:p>
              </text:list-item>
              <text:list-item>
                <text:p text:style-name="P1">与YIG接触的Pt薄膜中的电流I可以在界面处产生自旋积累，进而向YIG中注入magnon。注入的magnon在YIG中扩散，到达另一个Pt接触后通过ISHE转化为电压V.</text:p>
              </text:list-item>
              <text:list-item>
                <text:p text:style-name="P1">非局域的电阻R_nl=V/I，可以用第三个Pt层来调节(通直流电)。</text:p>
              </text:list-item>
              <text:list-item>
                <text:p text:style-name="P1">I-V调节是非线性的，并且依赖于门的宽度与几何形状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4" draw:text-style-name="P1" draw:layer="layout" svg:width="25.199cm" svg:height="5.138cm" svg:x="1.4cm" svg:y="-0.662cm" presentation:class="title" presentation:user-transformed="true">
          <draw:text-box>
            <text:p><text:span text:style-name="T2">Valley Modulation and Single-Edge Transport of Magnons in Staggered Kagome Ferromagnets</text:span></text:p>
          </draw:text-box>
        </draw:frame>
        <draw:frame presentation:style-name="pr3" draw:text-style-name="P1" draw:layer="layout" svg:width="25.199cm" svg:height="9.134cm" svg:x="1.4cm" svg:y="3.685cm" presentation:class="outline">
          <draw:text-box>
            <text:list text:style-name="L2">
              <text:list-item>
                <text:p>ArXiv:2010.09945</text:p>
              </text:list-item>
              <text:list-item>
                <text:p>Kagnome晶格：多层magnon FM的堆叠</text:p>
              </text:list-item>
              <text:list-item>
                <text:p>准粒子能谱有谷结构(vally sturcture)</text:p>
              </text:list-item>
              <text:list-item>
                <text:p>交错的交换作用破坏了空间反演对称性，导致在+-K点能谱有能隙且简并，从而导致vally Hall效应。</text:p>
              </text:list-item>
              <text:list-item>
                <text:p>引入DM相互作用后，简并被破除，从而可以实现net AHE和拓扑相变。</text:p>
              </text:list-item>
              <text:list-item>
                <text:p>通过调节vally劈裂和激发频率，kagome条纹中可以出现热流的单边输运。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arXiv:2010.13512</text:p>
          </draw:text-box>
        </draw:frame>
        <draw:frame presentation:style-name="pr3" draw:text-style-name="P1" draw:layer="layout" svg:width="25.199cm" svg:height="9.134cm" svg:x="1.4cm" svg:y="3.685cm" presentation:class="outline">
          <draw:text-box>
            <text:list text:style-name="L2">
              <text:list-item>
                <text:p>综述</text:p>
              </text:list-item>
              <text:list-item>
                <text:p>绝缘体的能量损失小，所以自旋信息可以传递很长的距离(几十个微米[4,5])</text:p>
              </text:list-item>
              <text:list-item>
                <text:p>磁性绝缘体可以实现基于magnon的transistor[13]</text:p>
              </text:list-item>
              <text:list-item>
                <text:p>晶体管(transistor)泛指一切以半导体材料为基础的单一元件，包括各种半导体材料制成的二极管（二端子）、三极管、场效应管等。</text:p>
              </text:list-item>
              <text:list-item>
                <text:p>晶体管有时多指晶体三极管</text:p>
              </text:list-item>
              <text:list-item>
                <text:p>BEC[15]的发生条件：1. 在平衡态下时，当温度低于由玻色子决定的临界温度时发生 2. 在受驱动系统(magnon参数pumping)中，当外场扰动足够强时发生。</text:p>
              </text:list-item>
              <text:list-item>
                <text:p>自旋超流[16]是一种调制自旋信息的新手段[17]-[21]。（纯自旋流的超流）</text:p>
              </text:list-item>
              <text:list-item>
                <text:p>自旋涨落(magnon)可以在临近的金属或半导体中诱导新的物理，如超导[22][23][24]、激子凝聚[25]</text:p>
              </text:list-item>
              <text:list-item>
                <text:p>magnon可以取代声子，在低温超导体中造成电子配对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arXiv:2009.14143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产生纯自旋流的方法：</text:p>
                <text:list>
                  <text:list-item>
                    <text:p>spin Hall effect[7,8]</text:p>
                  </text:list-item>
                  <text:list-item>
                    <text:p>Rashba-Edelstein effect[9,10]</text:p>
                  </text:list-item>
                  <text:list-item>
                    <text:p>Spin pumping[11-13]</text:p>
                  </text:list-item>
                  <text:list-item>
                    <text:p>在横向自旋阀中注入电子[14,15]</text:p>
                  </text:list-item>
                  <text:list-item>
                    <text:p>Spin caloritronics(自旋热电效应)[16,17]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 presentation:user-transformed="true">
          <draw:text-box/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<text:span text:style-name="T3">high interfacial spin transparency,S=0.54\muV/K</text:span></text:p>
              </text:list-item>
              <text:list-item>
                <text:p><text:span text:style-name="T3">实验上使用</text:span><text:span text:style-name="T3">YIG</text:span><text:span text:style-name="T3">是因为它的磁阻尼比较小，自旋流可以长距离保持而不衰减，可达到</text:span><text:span text:style-name="T3">cm</text:span><text:span text:style-name="T3">级别</text:span></text:p>
              </text:list-item>
              <text:list-item>
                <text:p><text:span text:style-name="T3">重金属：</text:span><text:span text:style-name="T3">Pt, Pd, Ta, W</text:span></text:p>
              </text:list-item>
              <text:list-item>
                <text:p><text:span text:style-name="T3">YIG/HM</text:span><text:span text:style-name="T3">中可以出现许多现象：</text:span></text:p>
                <text:list>
                  <text:list-item>
                    <text:p><text:span text:style-name="T3">spin pumping[10-14]</text:span></text:p>
                  </text:list-item>
                  <text:list-item>
                    <text:p><text:span text:style-name="T3">Spin seebeck effect [7,15-18]</text:span></text:p>
                  </text:list-item>
                  <text:list-item>
                    <text:p><text:span text:style-name="T3">Spin Hall effect [19-21]</text:span></text:p>
                  </text:list-item>
                  <text:list-item>
                    <text:p><text:span text:style-name="T3">Spin-orbit torque [22-25]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<text:span text:style-name="T4">magnon</text:span><text:span text:style-name="T4">辅助的</text:span><text:span text:style-name="T4">spin-transfer torque [1-6]</text:span></text:p>
              </text:list-item>
              <text:list-item>
                <text:p><text:span text:style-name="T4">10.1103/PhysRevApplied.15.034089</text:span></text:p>
                <text:p><text:span text:style-name="T4"/></text:p>
                <text:p><text:span text:style-name="T4"/></text:p>
              </text:list-item>
              <text:list-item>
                <text:p><text:span text:style-name="T4">由自旋极化电流或非局域的自旋注入所产生的</text:span><text:span text:style-name="T4">spin torque</text:span><text:span text:style-name="T4">可以激发传播的自旋波</text:span><text:span text:style-name="T4">[26-32]</text:span></text:p>
              </text:list-item>
              <text:list-item>
                <text:p><text:span text:style-name="T4">J. Appl. Phys. 127, 170901 (2020)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text-style-name="P1" draw:layer="layout" svg:width="25.199cm" svg:height="2.629cm" svg:x="1.34cm" svg:y="0.37cm" presentation:class="title" presentation:user-transformed="true">
          <draw:text-box>
            <text:p>magnon总结</text:p>
          </draw:text-box>
        </draw:frame>
        <draw:frame presentation:style-name="pr3" draw:text-style-name="P1" draw:layer="layout" svg:width="25.199cm" svg:height="9.134cm" svg:x="1.4cm" svg:y="3.68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10.1021/acs.jpclett.0c01502</text:p>
          </draw:text-box>
        </draw:frame>
        <draw:frame presentation:style-name="pr3" draw:layer="layout" svg:width="25.199cm" svg:height="10.754cm" svg:x="1.362cm" svg:y="3.912cm" presentation:class="outline" presentation:user-transformed="true">
          <draw:text-box>
            <text:list text:style-name="L2">
              <text:list-item>
                <text:p>实验：插入一层MoS2来增强自旋流，或ISH电压</text:p>
              </text:list-item>
              <text:list-item>
                <text:p>纵向SSE结构，用ISHE来探测</text:p>
              </text:list-item>
              <text:list-item>
                <text:p>ABCD四个样品，中间层是多层MoS2 (~20nm,25层)，样品的覆盖面积依次增大。D为参考样品Pt/YIG，无中间插入层</text:p>
              </text:list-item>
              <text:list-item>
                <text:p>样品温度：室温</text:p>
              </text:list-item>
              <text:list-item>
                <text:p>温度差dT：1,2,3,4,5K</text:p>
              </text:list-item>
              <text:list-item>
                <text:p>覆盖面积越大，测到的V_ISHE越小</text:p>
              </text:list-item>
              <text:list-item>
                <text:p>V_ISHE线性地依赖于温度差dT</text:p>
              </text:list-item>
              <text:list-item>
                <text:p>A样品的热电势V/dT比D大了5.1倍</text:p>
              </text:list-item>
              <text:list-item>
                <text:p>过渡金属二硫化物是中间层的良好备选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  <style:font-face style:name="NSimSun" svg:font-family="NSimSun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SimSun" style:font-family-asian="NSimSun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SimSun" style:font-family-asian="NSimSun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SimSun" style:font-family-asian="NSimSun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SimSun" style:font-family-asian="NSimSun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SimSun" style:font-family-asian="NSimSun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3-26T09:23:44.601396629</meta:creation-date>
    <dc:date>2021-05-26T15:12:35.293724852</dc:date>
    <meta:editing-duration>P33DT2H11M2S</meta:editing-duration>
    <meta:editing-cycles>178</meta:editing-cycles>
    <meta:generator>LibreOffice/6.0.7.3$Linux_X86_64 LibreOffice_project/00m0$Build-3</meta:generator>
    <meta:document-statistic meta:object-count="84"/>
  </office:meta>
</office:document-meta>
</file>